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DB00000205D4D390C318C241EB.png" manifest:media-type="image/png"/>
  <manifest:file-entry manifest:full-path="Pictures/100002010000026E0000017C2C9BF1985BD98AC5.png" manifest:media-type="image/png"/>
  <manifest:file-entry manifest:full-path="Pictures/10000201000003810000015E90C3B3D270C2815F.png" manifest:media-type="image/png"/>
  <manifest:file-entry manifest:full-path="Pictures/10000201000002560000021A2DA6D7EFBDF18564.png" manifest:media-type="image/png"/>
  <manifest:file-entry manifest:full-path="Pictures/100002010000040D00000090347FAD72BDCF513C.png" manifest:media-type="image/png"/>
  <manifest:file-entry manifest:full-path="Pictures/100002010000037F000000CDF4E725BA52D8F397.png" manifest:media-type="image/png"/>
  <manifest:file-entry manifest:full-path="Pictures/100002010000043B0000009DF5A46A61B357C543.png" manifest:media-type="image/png"/>
  <manifest:file-entry manifest:full-path="Pictures/100002010000017900000158994A35359DE26563.png" manifest:media-type="image/png"/>
  <manifest:file-entry manifest:full-path="Pictures/100002010000040A00000051C407DA8FB554E77A.png" manifest:media-type="image/png"/>
  <manifest:file-entry manifest:full-path="Pictures/10000201000001A8000000F160E434A332955649.png" manifest:media-type="image/png"/>
  <manifest:file-entry manifest:full-path="Pictures/10000201000001800000021AC77EA46C16A37488.png" manifest:media-type="image/png"/>
  <manifest:file-entry manifest:full-path="Pictures/1000020100000237000001EA56C3940726FE8372.png" manifest:media-type="image/png"/>
  <manifest:file-entry manifest:full-path="Pictures/100002010000023C0000019BAA25E458C58A3BE5.png" manifest:media-type="image/png"/>
  <manifest:file-entry manifest:full-path="Pictures/10000201000002400000024DDDC17BD9564A0343.png" manifest:media-type="image/png"/>
  <manifest:file-entry manifest:full-path="Pictures/1000020100000291000001937E397C50BA16D7A0.png" manifest:media-type="image/png"/>
  <manifest:file-entry manifest:full-path="Pictures/100002010000023F000001C334B360270F4D49C6.png" manifest:media-type="image/png"/>
  <manifest:file-entry manifest:full-path="Pictures/100002010000021D000001FDC286AE54FC1017C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0284f" officeooo:paragraph-rsid="0010284f" style:font-weight-asian="bold" style:font-weight-complex="bold"/>
    </style:style>
    <style:style style:name="P2" style:family="paragraph" style:parent-style-name="Standard">
      <style:text-properties fo:font-weight="bold" officeooo:rsid="0011f53c" officeooo:paragraph-rsid="0011f53c" style:font-weight-asian="bold" style:font-weight-complex="bold"/>
    </style:style>
    <style:style style:name="P3" style:family="paragraph" style:parent-style-name="Standard">
      <style:text-properties fo:font-weight="bold" officeooo:rsid="0013325e" officeooo:paragraph-rsid="0013325e" style:font-weight-asian="bold" style:font-weight-complex="bold"/>
    </style:style>
    <style:style style:name="P4" style:family="paragraph" style:parent-style-name="Standard">
      <style:text-properties fo:font-weight="bold" officeooo:rsid="0013325e" officeooo:paragraph-rsid="0013325e" style:font-weight-asian="bold" style:font-weight-complex="bold"/>
    </style:style>
    <style:style style:name="P5" style:family="paragraph" style:parent-style-name="Standard">
      <style:text-properties fo:font-weight="bold" officeooo:rsid="00177378" officeooo:paragraph-rsid="00177378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Problema 1.</text:p>
      <text:p text:style-name="P1"><draw:frame draw:style-name="fr2" draw:name="Figura1" text:anchor-type="char" svg:x="4.738cm" svg:y="0.15cm" svg:width="7.525cm" svg:height="6.867cm" draw:z-index="0"><draw:image xlink:href="Pictures/100002010000017900000158994A35359DE2656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Figura2" text:anchor-type="char" svg:x="0.122cm" svg:y="0.035cm" svg:width="17cm" svg:height="2.36cm" draw:z-index="1"><draw:image xlink:href="Pictures/100002010000040D00000090347FAD72BDCF513C.png" xlink:type="simple" xlink:show="embed" xlink:actuate="onLoad" loext:mime-type="image/png"/></draw:frame>Problema 2.<draw:frame draw:style-name="fr2" draw:name="Figura3" text:anchor-type="char" svg:x="2.873cm" svg:y="2.792cm" svg:width="12.698cm" svg:height="7.788cm" draw:z-index="2"><draw:image xlink:href="Pictures/1000020100000291000001937E397C50BA16D7A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Figura4" text:anchor-type="char" svg:x="0cm" svg:y="0.175cm" svg:width="17cm" svg:height="1.332cm" draw:z-index="3"><draw:image xlink:href="Pictures/100002010000040A00000051C407DA8FB554E77A.png" xlink:type="simple" xlink:show="embed" xlink:actuate="onLoad" loext:mime-type="image/png"/></draw:frame></text:p>
      <text:p text:style-name="P2">Problema 3.<draw:frame draw:style-name="fr3" draw:name="Figura5" text:anchor-type="char" svg:width="9.827cm" svg:height="7.061cm" draw:z-index="4"><draw:image xlink:href="Pictures/100002010000023C0000019BAA25E458C58A3BE5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Figura6" text:anchor-type="char" svg:x="4.632cm" svg:y="0.349cm" svg:width="7.738cm" svg:height="10.841cm" draw:z-index="5"><draw:image xlink:href="Pictures/10000201000001800000021AC77EA46C16A37488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Figura7" text:anchor-type="char" svg:x="0cm" svg:y="0.035cm" svg:width="17cm" svg:height="2.464cm" draw:z-index="6"><draw:image xlink:href="Pictures/100002010000043B0000009DF5A46A61B357C543.png" xlink:type="simple" xlink:show="embed" xlink:actuate="onLoad" loext:mime-type="image/png"/></draw:frame></text:p>
      <text:p text:style-name="P3">Problema 4.</text:p>
      <text:p text:style-name="P3"><draw:frame draw:style-name="fr2" draw:name="Figura8" text:anchor-type="char" svg:x="-0.958cm" svg:y="0.247cm" svg:width="9.581cm" svg:height="8.28cm" draw:z-index="7"><draw:image xlink:href="Pictures/1000020100000237000001EA56C3940726FE8372.png" xlink:type="simple" xlink:show="embed" xlink:actuate="onLoad" loext:mime-type="image/png"/></draw:frame><draw:frame draw:style-name="fr2" draw:name="Figura9" text:anchor-type="char" svg:x="9.169cm" svg:y="0.226cm" svg:width="8.717cm" svg:height="8.915cm" draw:z-index="8"><draw:image xlink:href="Pictures/10000201000002400000024DDDC17BD9564A0343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Figura10" text:anchor-type="char" svg:x="0.049cm" svg:y="0cm" svg:width="9.017cm" svg:height="7.073cm" draw:z-index="9"><draw:image xlink:href="Pictures/100002010000023F000001C334B360270F4D49C6.png" xlink:type="simple" xlink:show="embed" xlink:actuate="onLoad" loext:mime-type="image/png"/></draw:frame><draw:frame draw:style-name="fr2" draw:name="Figura11" text:anchor-type="char" svg:x="9.232cm" svg:y="0.46cm" svg:width="8.558cm" svg:height="4.865cm" draw:z-index="10"><draw:image xlink:href="Pictures/10000201000001A8000000F160E434A332955649.png" xlink:type="simple" xlink:show="embed" xlink:actuate="onLoad" loext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Figura12" text:anchor-type="char" svg:x="0cm" svg:y="0.222cm" svg:width="17cm" svg:height="3.893cm" draw:z-index="11"><draw:image xlink:href="Pictures/100002010000037F000000CDF4E725BA52D8F397.png" xlink:type="simple" xlink:show="embed" xlink:actuate="onLoad" loext:mime-type="image/png"/></draw:frame></text:p>
      <text:p text:style-name="P5">Problema 5.</text:p>
      <text:p text:style-name="P5"><draw:frame draw:style-name="fr2" draw:name="Figura13" text:anchor-type="char" svg:x="-0.764cm" svg:y="0.245cm" svg:width="9.19cm" svg:height="8.647cm" draw:z-index="12"><draw:image xlink:href="Pictures/100002010000021D000001FDC286AE54FC1017CB.png" xlink:type="simple" xlink:show="embed" xlink:actuate="onLoad" loext:mime-type="image/png"/></draw:frame><draw:frame draw:style-name="fr2" draw:name="Figura14" text:anchor-type="char" svg:x="8.834cm" svg:y="0.319cm" svg:width="9.036cm" svg:height="8.13cm" draw:z-index="13"><draw:image xlink:href="Pictures/10000201000002560000021A2DA6D7EFBDF18564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Figura15" text:anchor-type="char" svg:x="3.637cm" svg:y="1.346cm" svg:width="9.726cm" svg:height="5.943cm" draw:z-index="14"><draw:image xlink:href="Pictures/100002010000026E0000017C2C9BF1985BD98AC5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Figura16" text:anchor-type="char" svg:x="4.306cm" svg:y="0.113cm" svg:width="8.389cm" svg:height="9.132cm" draw:z-index="15"><draw:image xlink:href="Pictures/10000201000001DB00000205D4D390C318C241EB.png" xlink:type="simple" xlink:show="embed" xlink:actuate="onLoad" loext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Figura17" text:anchor-type="char" svg:width="17cm" svg:height="6.632cm" draw:z-index="16"><draw:image xlink:href="Pictures/10000201000003810000015E90C3B3D270C2815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6T21:20:11.735711601</meta:creation-date>
    <dc:date>2022-11-29T19:02:05.493249444</dc:date>
    <meta:editing-duration>PT2H49M27S</meta:editing-duration>
    <meta:editing-cycles>4</meta:editing-cycles>
    <meta:generator>LibreOffice/6.4.7.2$Linux_X86_64 LibreOffice_project/40$Build-2</meta:generator>
    <meta:document-statistic meta:table-count="0" meta:image-count="17" meta:object-count="0" meta:page-count="4" meta:paragraph-count="5" meta:word-count="10" meta:character-count="56" meta:non-whitespace-character-count="50"/>
  </office:meta>
</office:document-meta>
</file>